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Euclid1" svg:font-family="Euclid"/>
    <style:font-face style:name="Symbol1" svg:font-family="Symbol"/>
    <style:font-face style:name="TimesNewRoman1" svg:font-family="TimesNewRoman"/>
    <style:font-face style:name="TimesNewRomanPS1" svg:font-family="TimesNewRomanPS"/>
    <style:font-face style:name="Computer Modern" svg:font-family="'Computer Modern'" style:font-pitch="variable"/>
    <style:font-face style:name="Euclid" svg:font-family="Euclid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2d2"/>
    </style:style>
    <style:style style:name="gr2" style:family="graphic" style:parent-style-name="standard">
      <style:graphic-properties draw:stroke="solid" svg:stroke-width="0.034cm" svg:stroke-color="#231f2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68cm" svg:stroke-color="#231f20" draw:stroke-linejoin="miter" svg:stroke-linecap="butt" draw:fill="none" fo:padding-top="0.034cm" fo:padding-bottom="0.034cm" fo:padding-left="0.034cm" fo:padding-right="0.034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2cm" svg:stroke-color="#2f3164" draw:stroke-linejoin="miter" svg:stroke-linecap="butt" draw:fill="none" fo:padding-top="0.006cm" fo:padding-bottom="0.006cm" fo:padding-left="0.006cm" fo:padding-right="0.006cm"/>
    </style:style>
    <style:style style:name="gr7" style:family="graphic" style:parent-style-name="standard">
      <style:graphic-properties draw:stroke="solid" svg:stroke-width="0.008cm" svg:stroke-color="#ed1c24" draw:stroke-linejoin="miter" svg:stroke-linecap="butt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34cm" svg:stroke-color="#ed1c24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ed1c24"/>
    </style:style>
    <style:style style:name="gr10" style:family="graphic" style:parent-style-name="standard">
      <style:graphic-properties draw:stroke="solid" svg:stroke-width="0.068cm" svg:stroke-color="#ed1c24" draw:stroke-linejoin="miter" svg:stroke-linecap="butt" draw:fill="none" fo:padding-top="0.034cm" fo:padding-bottom="0.034cm" fo:padding-left="0.034cm" fo:padding-right="0.034cm"/>
    </style:style>
    <style:style style:name="gr11" style:family="graphic" style:parent-style-name="standard">
      <style:graphic-properties draw:stroke="none" draw:fill="solid" draw:fill-color="#231f2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8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66cm" svg:stroke-color="#231f20" draw:stroke-linejoin="miter" svg:stroke-linecap="butt" draw:fill="none" fo:padding-top="0.033cm" fo:padding-bottom="0.033cm" fo:padding-left="0.033cm" fo:padding-right="0.033cm"/>
    </style:style>
    <style:style style:name="gr15" style:family="graphic" style:parent-style-name="standard">
      <style:graphic-properties draw:stroke="solid" svg:stroke-width="0.132cm" svg:stroke-color="#231f20" draw:stroke-linejoin="miter" svg:stroke-linecap="butt" draw:fill="none" fo:padding-top="0.066cm" fo:padding-bottom="0.066cm" fo:padding-left="0.066cm" fo:padding-right="0.066cm"/>
    </style:style>
    <style:style style:name="gr16" style:family="graphic" style:parent-style-name="standard">
      <style:graphic-properties draw:stroke="solid" svg:stroke-width="0.033cm" svg:stroke-color="#231f20" draw:stroke-linejoin="miter" svg:stroke-linecap="butt" draw:fill="none" fo:padding-top="0.016cm" fo:padding-bottom="0.016cm" fo:padding-left="0.016cm" fo:padding-right="0.016cm"/>
    </style:style>
    <style:style style:name="gr17" style:family="graphic" style:parent-style-name="standard">
      <style:graphic-properties draw:stroke="solid" svg:stroke-width="0.016cm" svg:stroke-color="#231f20" draw:stroke-linejoin="miter" svg:stroke-linecap="butt" draw:fill="none" fo:padding-top="0.008cm" fo:padding-bottom="0.008cm" fo:padding-left="0.008cm" fo:padding-right="0.008cm"/>
    </style:style>
    <style:style style:name="gr18" style:family="graphic" style:parent-style-name="standard">
      <style:graphic-properties draw:stroke="solid" svg:stroke-width="0.012cm" svg:stroke-color="#231f20" draw:stroke-linejoin="miter" svg:stroke-linecap="butt" draw:fill="none" fo:padding-top="0.006cm" fo:padding-bottom="0.006cm" fo:padding-left="0.006cm" fo:padding-right="0.006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7cm" fo:padding-top="0cm" fo:padding-bottom="0cm" fo:padding-left="0cm" fo:padding-right="0cm"/>
    </style:style>
    <style:style style:name="P1" style:family="paragraph">
      <loext:graphic-properties draw:fill="solid" draw:fill-color="#d3d2d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ed1c24"/>
    </style:style>
    <style:style style:name="P5" style:family="paragraph">
      <loext:graphic-properties draw:fill="solid" draw:fill-color="#231f2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4.5pt" style:font-size-asian="14.5pt" style:font-size-complex="14.5pt"/>
    </style:style>
    <style:style style:name="P8" style:family="paragraph">
      <loext:graphic-properties draw:fill="none"/>
      <style:text-properties fo:font-size="11.6000003814697pt" style:font-size-asian="11.6000003814697pt" style:font-size-complex="11.6000003814697pt"/>
    </style:style>
    <style:style style:name="P9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231f20" style:font-name="Euclid1" fo:font-size="14.5pt" fo:font-style="italic" style:font-size-asian="14.5pt" style:font-name-complex="Euclid1" style:font-size-complex="14.5pt" style:font-style-complex="italic"/>
    </style:style>
    <style:style style:name="T2" style:family="text">
      <style:text-properties fo:color="#231f20" style:font-name="Euclid1" fo:font-size="11.6000003814697pt" fo:font-style="italic" style:font-size-asian="11.6000003814697pt" style:font-name-complex="Euclid1" style:font-size-complex="11.6000003814697pt" style:font-style-complex="italic"/>
    </style:style>
    <style:style style:name="T3" style:family="text">
      <style:text-properties fo:color="#231f20" style:font-name="TimesNewRomanPS1" fo:font-size="14.5pt" fo:font-style="italic" style:font-size-asian="14.5pt" style:font-name-complex="TimesNewRomanPS1" style:font-size-complex="14.5pt" style:font-style-complex="italic"/>
    </style:style>
    <style:style style:name="T4" style:family="text">
      <style:text-properties fo:color="#000000" style:font-name="Computer Modern1" fo:font-size="10.8999996185303pt" style:font-size-asian="10.8999996185303pt" style:font-name-complex="Computer Modern1" style:font-size-complex="10.8999996185303pt"/>
    </style:style>
    <style:style style:name="T5" style:family="text">
      <style:text-properties fo:color="#231f20" style:font-name="TimesNewRoman1" fo:font-size="9.89999961853027pt" style:font-size-asian="9.89999961853027pt" style:font-name-complex="TimesNewRoman1" style:font-size-complex="9.89999961853027pt"/>
    </style:style>
    <style:style style:name="T6" style:family="text">
      <style:text-properties fo:color="#231f20" style:font-name="TimesNewRoman1" fo:font-size="11.3000001907349pt" style:font-size-asian="11.3000001907349pt" style:font-name-complex="TimesNewRoman1" style:font-size-complex="11.3000001907349pt"/>
    </style:style>
    <style:style style:name="T7" style:family="text">
      <style:text-properties fo:color="#231f20" style:font-name="TimesNewRomanPS1" fo:font-size="11.3000001907349pt" fo:font-style="italic" style:font-size-asian="11.3000001907349pt" style:font-name-complex="TimesNewRomanPS1" style:font-size-complex="11.3000001907349pt" style:font-style-complex="italic"/>
    </style:style>
    <style:style style:name="T8" style:family="text">
      <style:text-properties fo:color="#231f20" style:font-name="Symbol1" fo:font-size="11.3000001907349pt" style:font-size-asian="11.3000001907349pt" style:font-name-complex="Symbol1" style:font-size-complex="11.3000001907349pt"/>
    </style:style>
    <style:style style:name="T9" style:family="text">
      <style:text-properties fo:color="#231f20" style:font-name="TimesNewRomanPS1" fo:font-size="14.1000003814697pt" fo:font-style="italic" style:font-size-asian="14.1000003814697pt" style:font-name-complex="TimesNewRomanPS1" style:font-size-complex="14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456cm" svg:height="4.91cm" svg:x="1.906cm" svg:y="1.646cm" svg:viewBox="0 0 2457 4911" draw:points="0,0 0,4911 2457,4911 2457,0">
          <text:p/>
        </draw:polygon>
        <draw:polygon draw:style-name="gr2" draw:text-style-name="P2" draw:layer="layout" svg:width="2.456cm" svg:height="4.91cm" svg:x="1.906cm" svg:y="1.646cm" svg:viewBox="0 0 2457 4911" draw:points="2457,0 2457,4911 0,4911 0,0">
          <text:p/>
        </draw:polygon>
        <draw:polygon draw:style-name="gr2" draw:text-style-name="P2" draw:layer="layout" svg:width="0cm" svg:height="0cm" svg:x="4.362cm" svg:y="6.556cm" svg:viewBox="0 0 0 0" draw:points="0,0">
          <text:p/>
        </draw:polygon>
        <draw:polyline draw:style-name="gr2" draw:text-style-name="P2" draw:layer="layout" svg:width="2.456cm" svg:height="6.138cm" svg:x="1.906cm" svg:y="1.646cm" svg:viewBox="0 0 2457 6139" draw:points="2457,6139 2457,0 0,0 0,6139">
          <text:p/>
        </draw:polyline>
        <draw:line draw:style-name="gr3" draw:text-style-name="P2" draw:layer="layout" svg:x1="1.906cm" svg:y1="6.556cm" svg:x2="4.362cm" svg:y2="6.556cm">
          <text:p/>
        </draw:line>
        <draw:path draw:style-name="gr4" draw:text-style-name="P3" draw:layer="layout" svg:width="0.088cm" svg:height="0.088cm" svg:x="1.862cm" svg:y="7.688cm" svg:viewBox="0 0 89 89" svg:d="M89 44c0 25-20 45-45 45-24 0-44-20-44-45 0-24 20-44 44-44 25 0 45 20 45 44z">
          <text:p/>
        </draw:path>
        <draw:path draw:style-name="gr5" draw:text-style-name="P2" draw:layer="layout" svg:width="0.088cm" svg:height="0.088cm" svg:x="1.862cm" svg:y="7.688cm" svg:viewBox="0 0 89 89" svg:d="M89 44c0 25-20 45-45 45-24 0-44-20-44-45 0-24 20-44 44-44 25 0 45 20 45 44z">
          <text:p/>
        </draw:path>
        <draw:path draw:style-name="gr4" draw:text-style-name="P3" draw:layer="layout" svg:width="0.089cm" svg:height="0.088cm" svg:x="4.317cm" svg:y="7.688cm" svg:viewBox="0 0 90 89" svg:d="M90 44c0 25-21 45-45 45-25 0-45-20-45-45 0-24 20-44 45-44 24 0 45 20 45 44z">
          <text:p/>
        </draw:path>
        <draw:path draw:style-name="gr5" draw:text-style-name="P2" draw:layer="layout" svg:width="0.089cm" svg:height="0.088cm" svg:x="4.317cm" svg:y="7.688cm" svg:viewBox="0 0 90 89" svg:d="M90 44c0 25-21 45-45 45-25 0-45-20-45-45 0-24 20-44 45-44 24 0 45 20 45 44z">
          <text:p/>
        </draw:path>
        <draw:line draw:style-name="gr5" draw:text-style-name="P2" draw:layer="layout" svg:x1="4.175cm" svg:y1="7.784cm" svg:x2="4.613cm" svg:y2="7.784cm">
          <text:p/>
        </draw:line>
        <draw:line draw:style-name="gr6" draw:text-style-name="P2" draw:layer="layout" svg:x1="4.176cm" svg:y1="7.784cm" svg:x2="4.054cm" svg:y2="7.906cm">
          <text:p/>
        </draw:line>
        <draw:line draw:style-name="gr6" draw:text-style-name="P2" draw:layer="layout" svg:x1="4.262cm" svg:y1="7.784cm" svg:x2="4.14cm" svg:y2="7.906cm">
          <text:p/>
        </draw:line>
        <draw:line draw:style-name="gr6" draw:text-style-name="P2" draw:layer="layout" svg:x1="4.606cm" svg:y1="7.784cm" svg:x2="4.483cm" svg:y2="7.906cm">
          <text:p/>
        </draw:line>
        <draw:line draw:style-name="gr6" draw:text-style-name="P2" draw:layer="layout" svg:x1="4.52cm" svg:y1="7.784cm" svg:x2="4.397cm" svg:y2="7.906cm">
          <text:p/>
        </draw:line>
        <draw:line draw:style-name="gr6" draw:text-style-name="P2" draw:layer="layout" svg:x1="4.434cm" svg:y1="7.784cm" svg:x2="4.311cm" svg:y2="7.906cm">
          <text:p/>
        </draw:line>
        <draw:line draw:style-name="gr6" draw:text-style-name="P2" draw:layer="layout" svg:x1="4.348cm" svg:y1="7.784cm" svg:x2="4.225cm" svg:y2="7.906cm">
          <text:p/>
        </draw:line>
        <draw:line draw:style-name="gr5" draw:text-style-name="P2" draw:layer="layout" svg:x1="1.704cm" svg:y1="7.784cm" svg:x2="2.142cm" svg:y2="7.784cm">
          <text:p/>
        </draw:line>
        <draw:line draw:style-name="gr6" draw:text-style-name="P2" draw:layer="layout" svg:x1="1.705cm" svg:y1="7.784cm" svg:x2="1.582cm" svg:y2="7.906cm">
          <text:p/>
        </draw:line>
        <draw:line draw:style-name="gr6" draw:text-style-name="P2" draw:layer="layout" svg:x1="1.791cm" svg:y1="7.784cm" svg:x2="1.668cm" svg:y2="7.906cm">
          <text:p/>
        </draw:line>
        <draw:line draw:style-name="gr6" draw:text-style-name="P2" draw:layer="layout" svg:x1="2.135cm" svg:y1="7.784cm" svg:x2="2.012cm" svg:y2="7.906cm">
          <text:p/>
        </draw:line>
        <draw:line draw:style-name="gr6" draw:text-style-name="P2" draw:layer="layout" svg:x1="2.049cm" svg:y1="7.784cm" svg:x2="1.926cm" svg:y2="7.906cm">
          <text:p/>
        </draw:line>
        <draw:line draw:style-name="gr6" draw:text-style-name="P2" draw:layer="layout" svg:x1="1.963cm" svg:y1="7.784cm" svg:x2="1.84cm" svg:y2="7.906cm">
          <text:p/>
        </draw:line>
        <draw:line draw:style-name="gr6" draw:text-style-name="P2" draw:layer="layout" svg:x1="1.877cm" svg:y1="7.784cm" svg:x2="1.754cm" svg:y2="7.906cm">
          <text:p/>
        </draw:line>
        <draw:polygon draw:style-name="gr1" draw:text-style-name="P1" draw:layer="layout" svg:width="1.227cm" svg:height="6.138cm" svg:x="0.065cm" svg:y="1.646cm" svg:viewBox="0 0 1228 6139" draw:points="1228,0 0,0 1228,6139">
          <text:p/>
        </draw:polygon>
        <draw:polygon draw:style-name="gr7" draw:text-style-name="P2" draw:layer="layout" svg:width="1.227cm" svg:height="6.138cm" svg:x="0.065cm" svg:y="1.646cm" svg:viewBox="0 0 1228 6139" draw:points="1228,0 0,0 1228,6139">
          <text:p/>
        </draw:polygon>
        <draw:line draw:style-name="gr8" draw:text-style-name="P2" draw:layer="layout" svg:x1="0.065cm" svg:y1="1.646cm" svg:x2="1.141cm" svg:y2="1.646cm">
          <text:p/>
        </draw:line>
        <draw:polygon draw:style-name="gr9" draw:text-style-name="P4" draw:layer="layout" svg:width="0.185cm" svg:height="0.099cm" svg:x="1.107cm" svg:y="1.596cm" svg:viewBox="0 0 186 100" draw:points="0,100 186,51 0,0">
          <text:p/>
        </draw:polygon>
        <draw:line draw:style-name="gr8" draw:text-style-name="P2" draw:layer="layout" svg:x1="0.312cm" svg:y1="2.88cm" svg:x2="1.141cm" svg:y2="2.88cm">
          <text:p/>
        </draw:line>
        <draw:polygon draw:style-name="gr9" draw:text-style-name="P4" draw:layer="layout" svg:width="0.185cm" svg:height="0.099cm" svg:x="1.107cm" svg:y="2.83cm" svg:viewBox="0 0 186 100" draw:points="0,100 186,50 0,0">
          <text:p/>
        </draw:polygon>
        <draw:line draw:style-name="gr8" draw:text-style-name="P2" draw:layer="layout" svg:x1="0.567cm" svg:y1="4.099cm" svg:x2="1.141cm" svg:y2="4.099cm">
          <text:p/>
        </draw:line>
        <draw:polygon draw:style-name="gr9" draw:text-style-name="P4" draw:layer="layout" svg:width="0.185cm" svg:height="0.099cm" svg:x="1.107cm" svg:y="4.049cm" svg:viewBox="0 0 186 100" draw:points="0,100 186,50 0,0">
          <text:p/>
        </draw:polygon>
        <draw:line draw:style-name="gr8" draw:text-style-name="P2" draw:layer="layout" svg:x1="0.802cm" svg:y1="5.335cm" svg:x2="1.141cm" svg:y2="5.335cm">
          <text:p/>
        </draw:line>
        <draw:polygon draw:style-name="gr9" draw:text-style-name="P4" draw:layer="layout" svg:width="0.185cm" svg:height="0.099cm" svg:x="1.107cm" svg:y="5.285cm" svg:viewBox="0 0 186 100" draw:points="0,100 186,51 0,0">
          <text:p/>
        </draw:polygon>
        <draw:line draw:style-name="gr8" draw:text-style-name="P2" draw:layer="layout" svg:x1="1.047cm" svg:y1="6.556cm" svg:x2="1.202cm" svg:y2="6.556cm">
          <text:p/>
        </draw:line>
        <draw:polygon draw:style-name="gr9" draw:text-style-name="P4" draw:layer="layout" svg:width="0.111cm" svg:height="0.059cm" svg:x="1.181cm" svg:y="6.527cm" svg:viewBox="0 0 112 60" draw:points="0,60 112,29 0,0">
          <text:p/>
        </draw:polygon>
        <draw:line draw:style-name="gr10" draw:text-style-name="P2" draw:layer="layout" svg:x1="0.93cm" svg:y1="3.407cm" svg:x2="2.529cm" svg:y2="3.407cm">
          <text:p/>
        </draw:line>
        <draw:polygon draw:style-name="gr9" draw:text-style-name="P4" draw:layer="layout" svg:width="0.333cm" svg:height="0.178cm" svg:x="2.468cm" svg:y="3.318cm" svg:viewBox="0 0 334 179" draw:points="0,179 334,90 0,0">
          <text:p/>
        </draw:polygon>
        <draw:line draw:style-name="gr5" draw:text-style-name="P2" draw:layer="layout" svg:x1="3.134cm" svg:y1="3.558cm" svg:x2="3.134cm" svg:y2="6.405cm">
          <text:p/>
        </draw:line>
        <draw:polygon draw:style-name="gr11" draw:text-style-name="P5" draw:layer="layout" svg:width="0.099cm" svg:height="0.185cm" svg:x="3.084cm" svg:y="3.407cm" svg:viewBox="0 0 100 186" draw:points="0,186 51,0 100,186">
          <text:p/>
        </draw:polygon>
        <draw:polygon draw:style-name="gr11" draw:text-style-name="P5" draw:layer="layout" svg:width="0.099cm" svg:height="0.184cm" svg:x="3.084cm" svg:y="6.372cm" svg:viewBox="0 0 100 185" draw:points="0,0 51,185 100,0">
          <text:p/>
        </draw:polygon>
        <draw:line draw:style-name="gr5" draw:text-style-name="P2" draw:layer="layout" svg:x1="2.999cm" svg:y1="3.407cm" svg:x2="3.254cm" svg:y2="3.407cm">
          <text:p/>
        </draw:line>
        <draw:frame draw:style-name="gr12" draw:text-style-name="P7" draw:layer="layout" svg:width="0.511cm" svg:height="0.577cm" svg:x="1.331cm" svg:y="3.322cm">
          <draw:text-box>
            <text:p text:style-name="P6"><text:span text:style-name="T1">P</text:span></text:p>
          </draw:text-box>
        </draw:frame>
        <draw:line draw:style-name="gr5" draw:text-style-name="P2" draw:layer="layout" svg:x1="2.057cm" svg:y1="8.551cm" svg:x2="4.21cm" svg:y2="8.551cm">
          <text:p/>
        </draw:line>
        <draw:polygon draw:style-name="gr11" draw:text-style-name="P5" draw:layer="layout" svg:width="0.185cm" svg:height="0.099cm" svg:x="1.906cm" svg:y="8.502cm" svg:viewBox="0 0 186 100" draw:points="186,100 0,49 186,0">
          <text:p/>
        </draw:polygon>
        <draw:polygon draw:style-name="gr11" draw:text-style-name="P5" draw:layer="layout" svg:width="0.185cm" svg:height="0.099cm" svg:x="4.177cm" svg:y="8.502cm" svg:viewBox="0 0 186 100" draw:points="0,100 186,49 0,0">
          <text:p/>
        </draw:polygon>
        <draw:line draw:style-name="gr5" draw:text-style-name="P2" draw:layer="layout" svg:x1="4.362cm" svg:y1="8.398cm" svg:x2="4.362cm" svg:y2="8.705cm">
          <text:p/>
        </draw:line>
        <draw:line draw:style-name="gr5" draw:text-style-name="P2" draw:layer="layout" svg:x1="1.906cm" svg:y1="8.398cm" svg:x2="1.906cm" svg:y2="8.705cm">
          <text:p/>
        </draw:line>
        <draw:line draw:style-name="gr5" draw:text-style-name="P2" draw:layer="layout" svg:x1="3.134cm" svg:y1="6.707cm" svg:x2="3.134cm" svg:y2="7.633cm">
          <text:p/>
        </draw:line>
        <draw:polygon draw:style-name="gr11" draw:text-style-name="P5" draw:layer="layout" svg:width="0.099cm" svg:height="0.185cm" svg:x="3.084cm" svg:y="6.556cm" svg:viewBox="0 0 100 186" draw:points="0,186 51,0 100,186">
          <text:p/>
        </draw:polygon>
        <draw:polygon draw:style-name="gr11" draw:text-style-name="P5" draw:layer="layout" svg:width="0.099cm" svg:height="0.185cm" svg:x="3.084cm" svg:y="7.599cm" svg:viewBox="0 0 100 186" draw:points="0,0 51,186 100,0">
          <text:p/>
        </draw:polygon>
        <draw:line draw:style-name="gr5" draw:text-style-name="P2" draw:layer="layout" svg:x1="2.98cm" svg:y1="7.784cm" svg:x2="3.287cm" svg:y2="7.784cm">
          <text:p/>
        </draw:line>
        <draw:polygon draw:style-name="gr4" draw:text-style-name="P3" draw:layer="layout" svg:width="0.432cm" svg:height="0.5cm" svg:x="2.935cm" svg:y="8.267cm" svg:viewBox="0 0 433 501" draw:points="0,0 0,501 433,501 433,0">
          <text:p/>
        </draw:polygon>
        <draw:frame draw:style-name="gr13" draw:text-style-name="P8" draw:layer="layout" svg:width="0.408cm" svg:height="0.463cm" svg:x="1.607cm" svg:y="3.628cm">
          <draw:text-box>
            <text:p text:style-name="P6"><text:span text:style-name="T2">h</text:span></text:p>
          </draw:text-box>
        </draw:frame>
        <draw:polygon draw:style-name="gr1" draw:text-style-name="P1" draw:layer="layout" svg:width="0.519cm" svg:height="0.5cm" svg:x="2.874cm" svg:y="4.662cm" svg:viewBox="0 0 520 501" draw:points="0,0 0,501 520,501 520,0">
          <text:p/>
        </draw:polygon>
        <draw:frame draw:style-name="gr12" draw:text-style-name="P7" draw:layer="layout" svg:width="0.511cm" svg:height="0.568cm" svg:x="3.004cm" svg:y="8.238cm">
          <draw:text-box>
            <text:p text:style-name="P6"><text:span text:style-name="T3">L</text:span></text:p>
          </draw:text-box>
        </draw:frame>
        <draw:polygon draw:style-name="gr4" draw:text-style-name="P3" draw:layer="layout" svg:width="0.432cm" svg:height="0.5cm" svg:x="2.867cm" svg:y="6.92cm" svg:viewBox="0 0 433 501" draw:points="0,0 0,501 433,501 433,0">
          <text:p/>
        </draw:polygon>
        <draw:frame draw:style-name="gr12" draw:text-style-name="P7" draw:layer="layout" svg:width="0.511cm" svg:height="0.568cm" svg:x="2.926cm" svg:y="4.608cm">
          <draw:text-box>
            <text:p text:style-name="P6"><text:span text:style-name="T3">H</text:span></text:p>
          </draw:text-box>
        </draw:frame>
        <draw:line draw:style-name="gr10" draw:text-style-name="P2" draw:layer="layout" svg:x1="3.134cm" svg:y1="2.427cm" svg:x2="3.134cm" svg:y2="3.122cm">
          <text:p/>
        </draw:line>
        <draw:polygon draw:style-name="gr9" draw:text-style-name="P4" draw:layer="layout" svg:width="0.178cm" svg:height="0.332cm" svg:x="3.045cm" svg:y="3.062cm" svg:viewBox="0 0 179 333" draw:points="0,0 90,333 179,0">
          <text:p/>
        </draw:polygon>
        <draw:frame draw:style-name="gr12" draw:text-style-name="P7" draw:layer="layout" svg:width="0.511cm" svg:height="0.568cm" svg:x="3.004cm" svg:y="6.891cm">
          <draw:text-box>
            <text:p text:style-name="P6"><text:span text:style-name="T3">h</text:span></text:p>
          </draw:text-box>
        </draw:frame>
        <draw:frame draw:style-name="gr12" draw:text-style-name="P7" draw:layer="layout" svg:width="0.511cm" svg:height="0.577cm" svg:x="3.256cm" svg:y="2.252cm">
          <draw:text-box>
            <text:p text:style-name="P6"><text:span text:style-name="T1">P</text:span></text:p>
          </draw:text-box>
        </draw:frame>
        <draw:frame draw:style-name="gr13" draw:text-style-name="P8" draw:layer="layout" svg:width="0.408cm" svg:height="0.463cm" svg:x="3.533cm" svg:y="2.558cm">
          <draw:text-box>
            <text:p text:style-name="P6"><text:span text:style-name="T2">v</text:span></text:p>
          </draw:text-box>
        </draw:frame>
        <draw:line draw:style-name="gr14" draw:text-style-name="P2" draw:layer="layout" svg:x1="8.365cm" svg:y1="7.991cm" svg:x2="8.365cm" svg:y2="3.206cm">
          <text:p/>
        </draw:line>
        <draw:line draw:style-name="gr15" draw:text-style-name="P2" draw:layer="layout" svg:x1="8.365cm" svg:y1="3.206cm" svg:x2="14.332cm" svg:y2="3.206cm">
          <text:p/>
        </draw:line>
        <draw:polygon draw:style-name="gr11" draw:text-style-name="P5" draw:layer="layout" svg:width="0.152cm" svg:height="0.152cm" svg:x="14.256cm" svg:y="3.13cm" svg:viewBox="0 0 153 153" draw:points="0,0 0,153 153,153 153,0">
          <text:p/>
        </draw:polygon>
        <draw:polygon draw:style-name="gr16" draw:text-style-name="P2" draw:layer="layout" svg:width="0.152cm" svg:height="0.152cm" svg:x="14.256cm" svg:y="3.13cm" svg:viewBox="0 0 153 153" draw:points="153,0 153,153 0,153 0,0">
          <text:p/>
        </draw:polygon>
        <draw:polygon draw:style-name="gr16" draw:text-style-name="P2" draw:layer="layout" svg:width="0cm" svg:height="0cm" svg:x="14.408cm" svg:y="3.282cm" svg:viewBox="0 0 0 0" draw:points="0,0">
          <text:p/>
        </draw:polygon>
        <draw:polygon draw:style-name="gr11" draw:text-style-name="P5" draw:layer="layout" svg:width="0.152cm" svg:height="0.152cm" svg:x="8.289cm" svg:y="3.13cm" svg:viewBox="0 0 153 153" draw:points="0,0 0,153 153,153 153,0">
          <text:p/>
        </draw:polygon>
        <draw:polygon draw:style-name="gr16" draw:text-style-name="P2" draw:layer="layout" svg:width="0.152cm" svg:height="0.152cm" svg:x="8.289cm" svg:y="3.13cm" svg:viewBox="0 0 153 153" draw:points="153,0 153,153 0,153 0,0">
          <text:p/>
        </draw:polygon>
        <draw:polygon draw:style-name="gr16" draw:text-style-name="P2" draw:layer="layout" svg:width="0cm" svg:height="0cm" svg:x="8.441cm" svg:y="3.282cm" svg:viewBox="0 0 0 0" draw:points="0,0">
          <text:p/>
        </draw:polygon>
        <draw:line draw:style-name="gr17" draw:text-style-name="P2" draw:layer="layout" svg:x1="8.043cm" svg:y1="7.999cm" svg:x2="8.758cm" svg:y2="7.999cm">
          <text:p/>
        </draw:line>
        <draw:line draw:style-name="gr6" draw:text-style-name="P2" draw:layer="layout" svg:x1="8.044cm" svg:y1="7.999cm" svg:x2="7.845cm" svg:y2="8.198cm">
          <text:p/>
        </draw:line>
        <draw:line draw:style-name="gr6" draw:text-style-name="P2" draw:layer="layout" svg:x1="8.184cm" svg:y1="7.999cm" svg:x2="7.985cm" svg:y2="8.198cm">
          <text:p/>
        </draw:line>
        <draw:line draw:style-name="gr6" draw:text-style-name="P2" draw:layer="layout" svg:x1="8.745cm" svg:y1="7.999cm" svg:x2="8.546cm" svg:y2="8.198cm">
          <text:p/>
        </draw:line>
        <draw:line draw:style-name="gr6" draw:text-style-name="P2" draw:layer="layout" svg:x1="8.605cm" svg:y1="7.999cm" svg:x2="8.406cm" svg:y2="8.198cm">
          <text:p/>
        </draw:line>
        <draw:line draw:style-name="gr6" draw:text-style-name="P2" draw:layer="layout" svg:x1="8.465cm" svg:y1="7.999cm" svg:x2="8.266cm" svg:y2="8.198cm">
          <text:p/>
        </draw:line>
        <draw:line draw:style-name="gr6" draw:text-style-name="P2" draw:layer="layout" svg:x1="8.325cm" svg:y1="7.999cm" svg:x2="8.126cm" svg:y2="8.198cm">
          <text:p/>
        </draw:line>
        <draw:polygon draw:style-name="gr11" draw:text-style-name="P5" draw:layer="layout" svg:width="0.152cm" svg:height="0.152cm" svg:x="8.289cm" svg:y="7.915cm" svg:viewBox="0 0 153 153" draw:points="0,0 0,153 153,153 153,0">
          <text:p/>
        </draw:polygon>
        <draw:polygon draw:style-name="gr16" draw:text-style-name="P2" draw:layer="layout" svg:width="0.152cm" svg:height="0.152cm" svg:x="8.289cm" svg:y="7.915cm" svg:viewBox="0 0 153 153" draw:points="153,0 153,153 0,153 0,0">
          <text:p/>
        </draw:polygon>
        <draw:polygon draw:style-name="gr16" draw:text-style-name="P2" draw:layer="layout" svg:width="0cm" svg:height="0cm" svg:x="8.441cm" svg:y="8.067cm" svg:viewBox="0 0 0 0" draw:points="0,0">
          <text:p/>
        </draw:polygon>
        <draw:line draw:style-name="gr17" draw:text-style-name="P2" draw:layer="layout" svg:x1="14.015cm" svg:y1="7.982cm" svg:x2="14.729cm" svg:y2="7.982cm">
          <text:p/>
        </draw:line>
        <draw:line draw:style-name="gr6" draw:text-style-name="P2" draw:layer="layout" svg:x1="14.016cm" svg:y1="7.982cm" svg:x2="13.817cm" svg:y2="8.181cm">
          <text:p/>
        </draw:line>
        <draw:line draw:style-name="gr6" draw:text-style-name="P2" draw:layer="layout" svg:x1="14.156cm" svg:y1="7.982cm" svg:x2="13.957cm" svg:y2="8.181cm">
          <text:p/>
        </draw:line>
        <draw:line draw:style-name="gr6" draw:text-style-name="P2" draw:layer="layout" svg:x1="14.717cm" svg:y1="7.982cm" svg:x2="14.518cm" svg:y2="8.181cm">
          <text:p/>
        </draw:line>
        <draw:line draw:style-name="gr6" draw:text-style-name="P2" draw:layer="layout" svg:x1="14.577cm" svg:y1="7.982cm" svg:x2="14.378cm" svg:y2="8.181cm">
          <text:p/>
        </draw:line>
        <draw:line draw:style-name="gr6" draw:text-style-name="P2" draw:layer="layout" svg:x1="14.436cm" svg:y1="7.982cm" svg:x2="14.237cm" svg:y2="8.181cm">
          <text:p/>
        </draw:line>
        <draw:line draw:style-name="gr6" draw:text-style-name="P2" draw:layer="layout" svg:x1="14.296cm" svg:y1="7.982cm" svg:x2="14.097cm" svg:y2="8.181cm">
          <text:p/>
        </draw:line>
        <draw:polygon draw:style-name="gr11" draw:text-style-name="P5" draw:layer="layout" svg:width="0.152cm" svg:height="0.152cm" svg:x="14.26cm" svg:y="7.897cm" svg:viewBox="0 0 153 153" draw:points="0,0 0,153 153,153 153,0">
          <text:p/>
        </draw:polygon>
        <draw:polygon draw:style-name="gr16" draw:text-style-name="P2" draw:layer="layout" svg:width="0.152cm" svg:height="0.152cm" svg:x="14.26cm" svg:y="7.897cm" svg:viewBox="0 0 153 153" draw:points="153,0 153,153 0,153 0,0">
          <text:p/>
        </draw:polygon>
        <draw:polygon draw:style-name="gr16" draw:text-style-name="P2" draw:layer="layout" svg:width="0cm" svg:height="0cm" svg:x="14.412cm" svg:y="8.049cm" svg:viewBox="0 0 0 0" draw:points="0,0">
          <text:p/>
        </draw:polygon>
        <draw:line draw:style-name="gr18" draw:text-style-name="P2" draw:layer="layout" svg:x1="8.475cm" svg:y1="8.59cm" svg:x2="14.228cm" svg:y2="8.59cm">
          <text:p/>
        </draw:line>
        <draw:polygon draw:style-name="gr11" draw:text-style-name="P5" draw:layer="layout" svg:width="0.135cm" svg:height="0.072cm" svg:x="8.365cm" svg:y="8.554cm" svg:viewBox="0 0 136 73" draw:points="136,73 0,37 136,0">
          <text:p/>
        </draw:polygon>
        <draw:polygon draw:style-name="gr11" draw:text-style-name="P5" draw:layer="layout" svg:width="0.135cm" svg:height="0.072cm" svg:x="14.204cm" svg:y="8.554cm" svg:viewBox="0 0 136 73" draw:points="0,73 136,37 0,0">
          <text:p/>
        </draw:polygon>
        <draw:line draw:style-name="gr18" draw:text-style-name="P2" draw:layer="layout" svg:x1="8.365cm" svg:y1="8.447cm" svg:x2="8.365cm" svg:y2="8.722cm">
          <text:p/>
        </draw:line>
        <draw:line draw:style-name="gr18" draw:text-style-name="P2" draw:layer="layout" svg:x1="14.328cm" svg:y1="8.447cm" svg:x2="14.328cm" svg:y2="8.722cm">
          <text:p/>
        </draw:line>
        <draw:line draw:style-name="gr18" draw:text-style-name="P2" draw:layer="layout" svg:x1="7.303cm" svg:y1="3.316cm" svg:x2="7.303cm" svg:y2="7.88cm">
          <text:p/>
        </draw:line>
        <draw:polygon draw:style-name="gr11" draw:text-style-name="P5" draw:layer="layout" svg:width="0.073cm" svg:height="0.135cm" svg:x="7.266cm" svg:y="3.206cm" svg:viewBox="0 0 74 136" draw:points="0,136 37,0 74,136">
          <text:p/>
        </draw:polygon>
        <draw:polygon draw:style-name="gr11" draw:text-style-name="P5" draw:layer="layout" svg:width="0.073cm" svg:height="0.135cm" svg:x="7.266cm" svg:y="7.856cm" svg:viewBox="0 0 74 136" draw:points="0,0 37,136 74,0">
          <text:p/>
        </draw:polygon>
        <draw:line draw:style-name="gr18" draw:text-style-name="P2" draw:layer="layout" svg:x1="7.197cm" svg:y1="3.206cm" svg:x2="7.419cm" svg:y2="3.206cm">
          <text:p/>
        </draw:line>
        <draw:line draw:style-name="gr18" draw:text-style-name="P2" draw:layer="layout" svg:x1="7.197cm" svg:y1="7.99cm" svg:x2="7.419cm" svg:y2="7.99cm">
          <text:p/>
        </draw:line>
        <draw:frame draw:style-name="gr19" draw:text-style-name="P9" draw:layer="layout" svg:width="3.389cm" svg:height="0.518cm" svg:x="5.045cm" svg:y="15.812cm">
          <draw:text-box>
            <text:p text:style-name="P6"><text:span text:style-name="T4">(a) Structural model</text:span></text:p>
          </draw:text-box>
        </draw:frame>
        <draw:frame draw:style-name="gr20" draw:text-style-name="P10" draw:layer="layout" svg:width="0.348cm" svg:height="0.386cm" svg:x="8.283cm" svg:y="4.643cm">
          <draw:text-box>
            <text:p text:style-name="P6"><text:span text:style-name="T5">1</text:span></text:p>
          </draw:text-box>
        </draw:frame>
        <draw:frame draw:style-name="gr21" draw:text-style-name="P11" draw:layer="layout" svg:width="0.398cm" svg:height="0.442cm" svg:x="8.497cm" svg:y="5.318cm">
          <draw:text-box>
            <text:p text:style-name="P6"><text:span text:style-name="T6">a</text:span></text:p>
          </draw:text-box>
        </draw:frame>
        <draw:frame draw:style-name="gr21" draw:text-style-name="P11" draw:layer="layout" svg:width="0.398cm" svg:height="0.442cm" svg:x="14.424cm" svg:y="5.333cm">
          <draw:text-box>
            <text:p text:style-name="P6"><text:span text:style-name="T6">c</text:span></text:p>
          </draw:text-box>
        </draw:frame>
        <draw:line draw:style-name="gr14" draw:text-style-name="P2" draw:layer="layout" svg:x1="14.332cm" svg:y1="3.206cm" svg:x2="14.332cm" svg:y2="7.99cm">
          <text:p/>
        </draw:line>
        <draw:frame draw:style-name="gr21" draw:text-style-name="P11" draw:layer="layout" svg:width="0.398cm" svg:height="0.442cm" svg:x="11.282cm" svg:y="3.251cm">
          <draw:text-box>
            <text:p text:style-name="P6"><text:span text:style-name="T6">b</text:span></text:p>
          </draw:text-box>
        </draw:frame>
        <draw:frame draw:style-name="gr21" draw:text-style-name="P11" draw:layer="layout" svg:width="0.398cm" svg:height="0.442cm" svg:x="10.771cm" svg:y="2.706cm">
          <draw:text-box>
            <text:p text:style-name="P6"><text:span text:style-name="T7">EI</text:span></text:p>
          </draw:text-box>
        </draw:frame>
        <draw:path draw:style-name="gr4" draw:text-style-name="P3" draw:layer="layout" svg:width="0.158cm" svg:height="0.157cm" svg:x="8.286cm" svg:y="7.723cm" svg:viewBox="0 0 159 158" svg:d="M159 80c0 43-36 78-79 78-45 0-80-35-80-78 0-45 35-80 80-80 43 0 79 35 79 80z">
          <text:p/>
        </draw:path>
        <draw:path draw:style-name="gr16" draw:text-style-name="P2" draw:layer="layout" svg:width="0.158cm" svg:height="0.157cm" svg:x="8.286cm" svg:y="7.723cm" svg:viewBox="0 0 159 158" svg:d="M159 80c0 43-36 78-79 78-45 0-80-35-80-78 0-45 35-80 80-80 43 0 79 35 79 80z">
          <text:p/>
        </draw:path>
        <draw:path draw:style-name="gr4" draw:text-style-name="P3" draw:layer="layout" svg:width="0.158cm" svg:height="0.158cm" svg:x="14.257cm" svg:y="7.698cm" svg:viewBox="0 0 159 159" svg:d="M159 79c0 44-35 80-79 80s-80-36-80-80 36-79 80-79 79 35 79 79z">
          <text:p/>
        </draw:path>
        <draw:path draw:style-name="gr16" draw:text-style-name="P2" draw:layer="layout" svg:width="0.158cm" svg:height="0.158cm" svg:x="14.257cm" svg:y="7.698cm" svg:viewBox="0 0 159 159" svg:d="M159 79c0 44-35 80-79 80s-80-36-80-80 36-79 80-79 79 35 79 79z">
          <text:p/>
        </draw:path>
        <draw:polygon draw:style-name="gr4" draw:text-style-name="P3" draw:layer="layout" svg:width="0.421cm" svg:height="0.487cm" svg:x="11.071cm" svg:y="8.341cm" svg:viewBox="0 0 422 488" draw:points="0,0 0,488 422,488 422,0">
          <text:p/>
        </draw:polygon>
        <draw:frame draw:style-name="gr21" draw:text-style-name="P11" draw:layer="layout" svg:width="0.607cm" svg:height="0.492cm" svg:x="11.282cm" svg:y="2.661cm">
          <draw:text-box>
            <text:p text:style-name="P6"><text:span text:style-name="T8"> </text:span></text:p>
          </draw:text-box>
        </draw:frame>
        <draw:polygon draw:style-name="gr4" draw:text-style-name="P3" draw:layer="layout" svg:width="0.421cm" svg:height="0.487cm" svg:x="7.049cm" svg:y="5.289cm" svg:viewBox="0 0 422 488" draw:points="0,0 0,488 422,488 422,0">
          <text:p/>
        </draw:polygon>
        <draw:frame draw:style-name="gr22" draw:text-style-name="P12" draw:layer="layout" svg:width="0.497cm" svg:height="0.547cm" svg:x="11.138cm" svg:y="8.313cm">
          <draw:text-box>
            <text:p text:style-name="P6"><text:span text:style-name="T9">L</text:span></text:p>
          </draw:text-box>
        </draw:frame>
        <draw:line draw:style-name="gr14" draw:text-style-name="P2" draw:layer="layout" svg:x1="8.365cm" svg:y1="3.206cm" svg:x2="8.365cm" svg:y2="1.408cm">
          <text:p/>
        </draw:line>
        <draw:line draw:style-name="gr14" draw:text-style-name="P2" draw:layer="layout" svg:x1="14.332cm" svg:y1="3.206cm" svg:x2="14.332cm" svg:y2="1.408cm">
          <text:p/>
        </draw:line>
        <draw:frame draw:style-name="gr22" draw:text-style-name="P12" draw:layer="layout" svg:width="0.497cm" svg:height="0.547cm" svg:x="7.182cm" svg:y="5.261cm">
          <draw:text-box>
            <text:p text:style-name="P6"><text:span text:style-name="T9">h</text:span></text:p>
          </draw:text-box>
        </draw:frame>
        <draw:frame draw:style-name="gr19" draw:text-style-name="P9" draw:layer="layout" svg:width="3.3cm" svg:height="0.518cm" svg:x="13.65cm" svg:y="15.812cm">
          <draw:text-box>
            <text:p text:style-name="P6"><text:span text:style-name="T4">(b) First story detail</text:span></text:p>
          </draw:text-box>
        </draw:frame>
        <draw:frame draw:style-name="gr19" draw:text-style-name="P9" draw:layer="layout" svg:width="1.526cm" svg:height="0.518cm" svg:x="6.062cm" svg:y="16.594cm">
          <draw:text-box>
            <text:p text:style-name="P6"><text:span text:style-name="T4">Figure 3:</text:span></text:p>
          </draw:text-box>
        </draw:frame>
        <draw:frame draw:style-name="gr19" draw:text-style-name="P9" draw:layer="layout" svg:width="8.083cm" svg:height="0.518cm" svg:x="7.747cm" svg:y="16.594cm">
          <draw:text-box>
            <text:p text:style-name="P6"><text:span text:style-name="T4">Multi-story structural model and first story det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Euclid1" svg:font-family="Euclid"/>
    <style:font-face style:name="Symbol1" svg:font-family="Symbol"/>
    <style:font-face style:name="TimesNewRoman1" svg:font-family="TimesNewRoman"/>
    <style:font-face style:name="TimesNewRomanPS1" svg:font-family="TimesNewRomanPS"/>
    <style:font-face style:name="Computer Modern" svg:font-family="'Computer Modern'" style:font-pitch="variable"/>
    <style:font-face style:name="Euclid" svg:font-family="Euclid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1cm" fo:margin-bottom="1cm" fo:margin-left="4.5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30T08:07:10.946000000</dc:date>
    <meta:editing-duration>PT1M42S</meta:editing-duration>
    <meta:editing-cycles>1</meta:editing-cycles>
    <meta:document-statistic meta:object-count="121"/>
    <meta:generator>LibreOffice/6.2.4.2$Windows_X86_64 LibreOffice_project/2412653d852ce75f65fbfa83fb7e7b669a126d64</meta:generator>
  </office:meta>
</office:document-meta>
</file>